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E7E6E6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24013888888889cm"/>
    </style:style>
    <style:style style:name="co3" style:family="table-column">
      <style:table-column-properties fo:break-before="auto" style:column-width="10.5480555555556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95791666666667cm"/>
    </style:style>
    <style:style style:name="ro1" style:family="table-row">
      <style:table-row-properties style:row-height="59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.15pt" style:use-optimal-row-height="fals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cciona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style-name="ce2">
            <text:p>ordenes_por_producto</text:p>
          </table:table-cell>
          <table:table-cell office:value-type="string" table:number-columns-spanned="2" table:number-rows-spanned="1" table:style-name="ce7">
            <text:p>Datos de ordenes de compra realizadas por un vendedor en una ciudad y fecha específica. La orden describe los productos vendidos, indicando información como precio, valor flete y características propias del producto - categoría, longitud, peso, y tamaño entre otros.</text:p>
          </table:table-cell>
          <table:covered-table-cell/>
          <table:table-cell table:style-name="ce3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"/>
          <table:table-cell table:number-columns-repeated="16380"/>
        </table:table-row>
        <table:table-row table:style-name="ro3">
          <table:table-cell table:number-columns-repeated="3" table:style-name="ce1"/>
          <table:table-cell table:style-name="ce3"/>
          <table:table-cell table:number-columns-repeated="16380"/>
        </table:table-row>
        <table:table-row table:style-name="ro2">
          <table:table-cell office:value-type="string" table:style-name="ce4">
            <text:p>Nombr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Descripción</text:p>
          </table:table-cell>
          <table:table-cell office:value-type="string" table:style-name="ce5">
            <text:p>Ejemplos de datos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orden_id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Identificador de la orden</text:p>
          </table:table-cell>
          <table:table-cell office:value-type="string" table:style-name="ce6">
            <text:p>"107500PO59A" "37493PS22B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roducto_id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Identificador del item que corresponde al producto comprado</text:p>
          </table:table-cell>
          <table:table-cell office:value-type="string" table:style-name="ce6">
            <text:p>"A", "B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endedor_id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Identificador del vendedor</text:p>
          </table:table-cell>
          <table:table-cell office:value-type="string" table:style-name="ce6">
            <text:p>"VE1558", "VE9159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echa_envio_limit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fecha de envío</text:p>
          </table:table-cell>
          <table:table-cell office:value-type="string" table:style-name="ce6">
            <text:p>"2017/09/19 09:45:35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reci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recio del item</text:p>
          </table:table-cell>
          <table:table-cell office:value-type="string" table:style-name="ce6">
            <text:p>271.86, 108.3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alor_flet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Valor del envío del item</text:p>
          </table:table-cell>
          <table:table-cell office:value-type="string" table:style-name="ce6">
            <text:p>13.29, 17.9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digo_postal_vendedor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Código postal del vendedor</text:p>
          </table:table-cell>
          <table:table-cell office:value-type="float" office:value="27277" table:style-name="ce6">
            <text:p>2727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iudad_vendedo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iudad de ubicación del vendedor</text:p>
          </table:table-cell>
          <table:table-cell office:value-type="string" table:style-name="ce6">
            <text:p>"Providencia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epartamento_vendedo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Departamento de ubicación del vendedor</text:p>
          </table:table-cell>
          <table:table-cell office:value-type="string" table:style-name="ce6">
            <text:p>"Antioquia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mbre_categoria_producto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ategoría del producto</text:p>
          </table:table-cell>
          <table:table-cell office:value-type="string" table:style-name="ce6">
            <text:p>"Deportes", "Salud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ongitud_nombre_product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Longitud de caracteres del nombre del producto</text:p>
          </table:table-cell>
          <table:table-cell office:value-type="string" table:style-name="ce6">
            <text:p>6.0, 10.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ongitud_descripcion_product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Longitud de caracteres de la descripción del producto</text:p>
          </table:table-cell>
          <table:table-cell office:value-type="string" table:style-name="ce6">
            <text:p>50.0, 21.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ntidad_fotos_producto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Número de fotografías del producto</text:p>
          </table:table-cell>
          <table:table-cell office:value-type="string" table:style-name="ce6">
            <text:p>4.0, 2.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eso_g_product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eso en gramos del producto</text:p>
          </table:table-cell>
          <table:table-cell office:value-type="string" table:style-name="ce6">
            <text:p>650.0, 8750.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ongitud_cm_product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Longitud en centímetros del producto</text:p>
          </table:table-cell>
          <table:table-cell office:value-type="string" table:style-name="ce6">
            <text:p>28.0, 45.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ltura_cm_product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Altura en centímetros del producto</text:p>
          </table:table-cell>
          <table:table-cell office:value-type="string" table:style-name="ce6">
            <text:p>9.0, 28.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cho_cm_producto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Anchos en centímetros del producto</text:p>
          </table:table-cell>
          <table:table-cell office:value-type="string" table:style-name="ce6">
            <text:p>14.0, 45.0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"/>
          <table:table-cell table:number-columns-repeated="16380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dc:title/>
    <dc:description/>
    <dc:subject/>
    <meta:initial-creator/>
    <dc:creator>David Alejandro Ocampo Lopez</dc:creator>
    <meta:creation-date>2021-05-10T20:54:54Z</meta:creation-date>
    <dc:date>2021-09-20T11:36:37Z</dc:date>
    <meta:editing-cycles>4</meta:editing-cycles>
    <meta:user-defined meta:name="Metadata">b7988hualzfd</meta:user-defined>
    <meta:user-defined meta:name="OfficeDocumentSecurity_20092021063637">20092021063637;CE02644;0</meta:user-defined>
  </office:meta>
</office:document-meta>
</file>